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3" style:parent-style-name="Textbody" style:family="paragraph">
      <style:paragraph-properties fo:margin-bottom="0in"/>
      <style:text-properties style:font-size-complex="12pt"/>
    </style:style>
    <style:style style:name="P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style:font-size-complex="12pt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 fo:text-indent="0.25in"/>
      <style:text-properties style:font-size-complex="12pt"/>
    </style:style>
    <style:style style:name="P15" style:parent-style-name="Textbody" style:family="paragraph">
      <style:paragraph-properties fo:margin-bottom="0in" fo:margin-left="0.25in">
        <style:tab-stops/>
      </style:paragraph-properties>
      <style:text-properties style:font-size-complex="12pt"/>
    </style:style>
    <style:style style:name="P16" style:parent-style-name="Textbody" style:family="paragraph">
      <style:paragraph-properties fo:margin-bottom="0in" fo:text-indent="0.25in"/>
      <style:text-properties style:font-size-complex="12pt"/>
    </style:style>
    <style:style style:name="P17" style:parent-style-name="Textbody" style:family="paragraph">
      <style:paragraph-properties fo:margin-bottom="0in" fo:text-indent="0.25in"/>
      <style:text-properties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3" style:parent-style-name="Textbody" style:family="paragraph">
      <style:paragraph-properties fo:margin-bottom="0in"/>
      <style:text-properties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6" style:parent-style-name="Textbody" style:family="paragraph">
      <style:paragraph-properties fo:margin-bottom="0in"/>
    </style:style>
    <style:style style:name="T27" style:parent-style-name="DefaultParagraphFont" style:family="text">
      <style:text-properties style:font-size-complex="12pt"/>
    </style:style>
    <style:style style:name="T28" style:parent-style-name="Hyperlink" style:family="text">
      <style:text-properties style:font-size-complex="12pt"/>
    </style:style>
    <style:style style:name="T29" style:parent-style-name="DefaultParagraphFont" style:family="text">
      <style:text-properties style:font-size-complex="12pt"/>
    </style:style>
    <style:style style:name="P30" style:parent-style-name="Textbody" style:family="paragraph">
      <style:paragraph-properties fo:margin-bottom="0in"/>
      <style:text-properties style:font-size-complex="12pt"/>
    </style:style>
    <style:style style:name="P3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32" style:parent-style-name="Textbody" style:family="paragraph">
      <style:paragraph-properties fo:margin-bottom="0in"/>
      <style:text-properties style:font-size-complex="12pt"/>
    </style:style>
    <style:style style:name="P33" style:parent-style-name="Textbody" style:family="paragraph">
      <style:paragraph-properties fo:margin-bottom="0in"/>
    </style:style>
  </office:automatic-styles>
  <office:body>
    <office:text text:use-soft-page-breaks="true">
      <text:p text:style-name="P1">Raspberry Pi Final Project Title</text:p>
      <text:p text:style-name="P3"/>
      <text:p text:style-name="P4">Project Team Members</text:p>
      <text:p text:style-name="P5">Jonas Kety</text:p>
      <text:p text:style-name="P6">Eric Pitts</text:p>
      <text:p text:style-name="P7">Connor Waits</text:p>
      <text:p text:style-name="P8"/>
      <text:p text:style-name="P9">Project Summary</text:p>
      <text:p text:style-name="P10">The aim of this project is to create an application that will randomly generate a sudoku puzzle, and allow the user to solve said puzzle through a GUI interface.</text:p>
      <text:p text:style-name="P11"/>
      <text:p text:style-name="P12">Goals and Objectives</text:p>
      <text:p text:style-name="P13">The program should:</text:p>
      <text:p text:style-name="P14">-<text:s/>Randomly create a sudoku puzzle</text:p>
      <text:p text:style-name="P15">- Automatically remove elements from the board to create a challenge without making the puzzle impossible to solve</text:p>
      <text:p text:style-name="P16">- Allow user input through touch screen controls</text:p>
      <text:p text:style-name="P17">- Check if the users solution to the puzzle is valid</text:p>
      <text:p text:style-name="P18"/>
      <text:p text:style-name="P19">GPIO</text:p>
      <text:p text:style-name="P20">No use of GPIO is planned.</text:p>
      <text:p text:style-name="P21"/>
      <text:p text:style-name="P22">GUI</text:p>
      <text:p text:style-name="P23">A portion of the touch-screen will be dedicated to the puzzle, allowing users to select boxes on the puzzle. The user will also be provided a method of clearing boxes or inputting into boxes via the touchscreen, similar to the keyboard of a phone.</text:p>
      <text:p text:style-name="P24"/>
      <text:p text:style-name="P25">Github Repository</text:p>
      <text:p text:style-name="P26"><text:span text:style-name="T27">This project's Github repository is located at:<text:s/></text:span><text:a xlink:href="https://github.com/epitts1013/RPiFinalProjectGroup9" office:target-frame-name="_top" xlink:show="replace"><text:span text:style-name="T28">https://github.com/epitts1013/RPiFinalProjectGroup9</text:span></text:a><text:span text:style-name="T29"><text:s/></text:span></text:p>
      <text:p text:style-name="P30"/>
      <text:p text:style-name="P31">Gantt<text:s/>Chart</text:p>
      <text:p text:style-name="P32">Insert your project's Gantt chart here. <text:s/>Make sure to modify the spreadsheet provided. <text:s/>An easy way to insert the spreadsheet is to highlight the relevant cells in the spreadsheet, copy it to the clipboard via Ctrl+C, and paste it as a Bitmap (centered and using no wrap) via Shift+Ctrl+V. <text:s/>Feel free to briefly discuss the schedule.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  <number:date-style style:name="N2" number:language="en" number:country="US">
      <number:day number:style="long" number:calendar="gregorian"/>
      <number:text> </number:text>
      <number:month number:textual="true" number:calendar="gregorian"/>
      <number:text> </number:text>
      <number:year number:style="long" number:calendar="gregorian"/>
    </number:date-style>
  </office:automatic-styles>
  <office:master-styles>
    <style:master-page style:name="MP0" style:page-layout-name="PL0">
      <style:footer>
        <text:p text:style-name="Footer">Gourd<text:tab/><text:page-number text:fixed="false">1</text:page-number><text:tab/>Last modified:<text:s/><text:date style:data-style-name="N2">03 Apr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ohammad Irteza Khan</meta:initial-creator>
    <dc:creator>Eric Pitts</dc:creator>
    <meta:creation-date>2015-08-23T19:45:00Z</meta:creation-date>
    <dc:date>2018-04-03T21:45:00Z</dc:date>
    <meta:template xlink:href="Normal" xlink:type="simple"/>
    <meta:editing-cycles>250</meta:editing-cycles>
    <meta:editing-duration>PT187651560S</meta:editing-duration>
    <meta:document-statistic meta:page-count="1" meta:paragraph-count="2" meta:word-count="206" meta:character-count="1383" meta:row-count="9" meta:non-whitespace-character-count="1179"/>
  </office:meta>
</office:document-meta>
</file>